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43D00000357DAD75F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6e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pr1" style:family="presentation" style:parent-style-name="Standard-subtitle">
      <style:graphic-properties draw:fill-color="#ffffff" draw:auto-grow-height="true" fo:min-height="17.93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outline1">
      <style:graphic-properties fo:min-height="13.61cm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10.657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0.001cm solid #999999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-left="0.001cm solid #999999" fo:border-right="0.001cm solid #999999" fo:border-top="0.001cm solid #999999" fo:border-bottom="none"/>
    </style:style>
    <style:style style:name="ce3" style:family="table-cell">
      <style:graphic-properties draw:fill="solid" draw:fill-color="#ffffff" style:repeat="repeat"/>
      <style:paragraph-properties fo:border="0.001cm solid #cccccc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text-properties fo:font-family="LMMono10" style:font-pitch="fixe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LMMono10" style:font-pitch="fixed"/>
    </style:style>
    <style:style style:name="T7" style:family="text">
      <style:text-properties fo:font-family="LMMono10" style:font-pitch="fixed" fo:font-style="normal" style:font-style-asian="normal" style:font-style-complex="normal"/>
    </style:style>
    <style:style style:name="T8" style:family="text">
      <style:text-properties fo:color="#2b91af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2b91af" fo:font-family="LMMono10" style:font-pitch="fixed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6e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6e0000" fo:font-family="LMMono10" style:font-pitch="fixed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ff" fo:font-size="18pt" fo:font-weight="bold" style:font-weight-asian="bold" style:font-weight-complex="bold"/>
    </style:style>
    <style:style style:name="T13" style:family="text">
      <style:text-properties fo:color="#2b91af" fo:font-size="18pt"/>
    </style:style>
    <style:style style:name="T14" style:family="text">
      <style:text-properties fo:font-size="18pt"/>
    </style:style>
    <style:style style:name="T15" style:family="text">
      <style:text-properties fo:color="#6e0000" fo:font-size="18pt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style:text-position="super 58%" fo:font-size="18pt"/>
    </style:style>
    <style:style style:name="T18" style:family="text">
      <style:text-properties style:text-position="super 58%" fo:font-size="18pt" style:font-size-asian="18pt" style:font-size-complex="18pt"/>
    </style:style>
    <style:style style:name="T19" style:family="text">
      <style:text-properties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family="'Liberation Sans'" style:font-family-generic="swiss" style:font-pitch="variable"/>
    </style:style>
    <style:style style:name="T21" style:family="text">
      <style:text-properties fo:color="#2b91af" fo:font-family="LMMono10" style:font-pitch="fixed"/>
    </style:style>
    <style:style style:name="T22" style:family="text">
      <style:text-properties fo:color="#6e0000" fo:font-family="LMMono10" style:font-pitch="fixed"/>
    </style:style>
    <style:style style:name="T23" style:family="text">
      <style:text-properties style:use-window-font-color="true" fo:font-family="'Liberation Sans'" style:font-family-generic="swiss" style:font-pitch="variable"/>
    </style:style>
    <style:style style:name="T2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1. Tag</text:span></text:p>
            <text:p><text:span text:style-name="T2"/></text:p>
            <text:p><text:span text:style-name="T2">Einführung in die Grundla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Übersich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JAVA, C#</text:p>
              </text:list-item>
              <text:list-item>
                <text:p>Variablen</text:p>
              </text:list-item>
              <text:list-item>
                <text:p>Arithmetik</text:p>
              </text:list-item>
              <text:list-item>
                <text:p>Konvertierungen</text:p>
              </text:list-item>
              <text:list-item>
                <text:p>Netbeans / Visual St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chnologie</text:p>
          </draw:text-box>
        </draw:frame>
        <draw:custom-shape draw:style-name="gr2" draw:text-style-name="P3" draw:layer="layout" svg:width="24.5cm" svg:height="3.5cm" svg:x="2cm" svg:y="4.5cm">
          <text:p text:style-name="P2"><text:span text:style-name="T3">Quell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cm" svg:height="1.276cm" svg:x="3.5cm" svg:y="5.7cm">
          <draw:text-box>
            <text:p><text:span text:style-name="T4">JAVA</text:span></text:p>
          </draw:text-box>
        </draw:frame>
        <draw:frame draw:style-name="gr3" draw:text-style-name="P6" draw:layer="layout" svg:width="3.5cm" svg:height="1.276cm" svg:x="22.03cm" svg:y="5.7cm">
          <draw:text-box>
            <text:p text:style-name="P5"><text:span text:style-name="T4">C#</text:span></text:p>
          </draw:text-box>
        </draw:frame>
        <draw:custom-shape draw:style-name="gr2" draw:text-style-name="P3" draw:layer="layout" svg:width="24.5cm" svg:height="3.5cm" svg:x="2cm" svg:y="10.4cm">
          <text:p text:style-name="P2"><text:span text:style-name="T3">Zwischen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cm" svg:height="1.276cm" svg:x="3.5cm" svg:y="11.6cm">
          <draw:text-box>
            <text:p><text:span text:style-name="T4">Bytecode</text:span></text:p>
          </draw:text-box>
        </draw:frame>
        <draw:frame draw:style-name="gr3" draw:text-style-name="P6" draw:layer="layout" svg:width="4.932cm" svg:height="1.276cm" svg:x="20.5cm" svg:y="11.612cm">
          <draw:text-box>
            <text:p text:style-name="P5"><text:span text:style-name="T4">IL-Code</text:span></text:p>
          </draw:text-box>
        </draw:frame>
        <draw:custom-shape draw:style-name="gr2" draw:text-style-name="P3" draw:layer="layout" svg:width="24.5cm" svg:height="3.5cm" svg:x="2cm" svg:y="16.3cm">
          <text:p text:style-name="P2"><text:span text:style-name="T3">Maschin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73cm" svg:height="2.5cm" draw:transform="rotate (-1.57079632679579) translate (15.5cm 14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7" draw:layer="layout" svg:width="8.5cm" svg:height="1.195cm" svg:x="15.5cm" svg:y="14.405cm">
          <draw:text-box>
            <text:p><text:span text:style-name="T5">Laufzeitumgebung</text:span></text:p>
          </draw:text-box>
        </draw:frame>
        <draw:custom-shape draw:style-name="gr4" draw:text-style-name="P2" draw:layer="layout" svg:width="1.73cm" svg:height="2.5cm" draw:transform="rotate (-1.57079632679579) translate (15.5cm 8.2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7" draw:layer="layout" svg:width="8.5cm" svg:height="1.195cm" svg:x="15.5cm" svg:y="8.405cm">
          <draw:text-box>
            <text:p><text:span text:style-name="T5">Compi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rundlagen: Variab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peicher für Werte, die sich ändern können</text:p>
              </text:list-item>
              <text:list-item>
                <text:p>Primitive Datentypen</text:p>
                <text:list>
                  <text:list-item>
                    <text:p>Ganzzahlige</text:p>
                  </text:list-item>
                  <text:list-item>
                    <text:p>Kommazahlen</text:p>
                  </text:list-item>
                  <text:list-item>
                    <text:p>Zeichen</text:p>
                  </text:list-item>
                  <text:list-item>
                    <text:p>Wahrheitswerte</text:p>
                  </text:list-item>
                </text:list>
              </text:list-item>
              <text:list-item>
                <text:p>Referenz Datenty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Ganz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Ganzzahlen</text:p>
                <text:list>
                  <text:list-item>
                    <text:p><text:span text:style-name="T6">byte</text:span> (8 Bit / 1 Byte)</text:p>
                  </text:list-item>
                  <text:list-item>
                    <text:p><text:span text:style-name="T6">short</text:span> (16 Bit / 2 Byte)</text:p>
                  </text:list-item>
                  <text:list-item>
                    <text:p><text:span text:style-name="T6">int</text:span> (32 Bit / 4 Byte)</text:p>
                  </text:list-item>
                  <text:list-item>
                    <text:p><text:span text:style-name="T6">long</text:span> (64 Bit / 8 Byte)</text:p>
                  </text:list-item>
                </text:list>
                <text:p/>
              </text:list-item>
              <text:list-item>
                <text:p>Unterscheiden sich nur in ihrem Wertebere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Kommazahle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ommazahlen</text:p>
                <text:list>
                  <text:list-item>
                    <text:p><text:span text:style-name="T6">float</text:span> (32 Bit / 4 Byte)</text:p>
                  </text:list-item>
                  <text:list-item>
                    <text:p><text:span text:style-name="T6">double</text:span> (64 Bit / 8 Byte)</text:p>
                    <text:p/>
                  </text:list-item>
                </text:list>
              </text:list-item>
              <text:list-item>
                <text:p>Unterscheiden sich in ihrem Wertebere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Cha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 Zeichen (keine Zeichenkette)</text:p>
                <text:list>
                  <text:list-item>
                    <text:p><text:span text:style-name="T6">char</text:span></text:p>
                  </text:list-item>
                  <text:list-item>
                    <text:p>2 Byte lang</text:p>
                  </text:list-item>
                  <text:list-item>
                    <text:p>Darstellung als 16-Bit Unicode W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atentypen: Wahrheitswert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oolean</text:p>
                <text:list>
                  <text:list-item>
                    <text:p><text:span text:style-name="T7">true</text:span> oder <text:span text:style-name="T7">false</text:span></text:p>
                  </text:list-item>
                  <text:list-item>
                    <text:p><text:span text:style-name="T8">C#: </text:span><text:span text:style-name="T9">bool</text:span></text:p>
                  </text:list-item>
                  <text:list-item>
                    <text:p><text:span text:style-name="T10">Java: </text:span><text:span text:style-name="T11">boolean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ebereiche</text:p>
          </draw:text-box>
        </draw:frame>
        <draw:frame draw:style-name="standard" draw:layer="layout" svg:width="24.366cm" svg:height="9.482cm" svg:x="1.817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2">Type</text:span></text:p>
              </table:table-cell>
              <table:table-cell>
                <text:p><text:span text:style-name="T12">Länge [Byte]</text:span></text:p>
              </table:table-cell>
              <table:table-cell>
                <text:p><text:span text:style-name="T12">Länge [Bit]</text:span></text:p>
              </table:table-cell>
              <table:table-cell>
                <text:p><text:span text:style-name="T12">Wertebereich</text:span></text:p>
              </table:table-cell>
            </table:table-row>
            <table:table-row table:style-name="ro1" table:default-cell-style-name="ce2">
              <table:table-cell>
                <text:p><text:span text:style-name="T13">bool</text:span><text:span text:style-name="T14"> / </text:span><text:span text:style-name="T15">boolean</text:span></text:p>
              </table:table-cell>
              <table:table-cell>
                <text:p><text:span text:style-name="T14">-</text:span></text:p>
              </table:table-cell>
              <table:table-cell>
                <text:p><text:span text:style-name="T14">-</text:span></text:p>
              </table:table-cell>
              <table:table-cell>
                <text:p><text:span text:style-name="T16">true</text:span><text:span text:style-name="T14"> oder </text:span><text:span text:style-name="T16">false</text:span></text:p>
              </table:table-cell>
            </table:table-row>
            <table:table-row table:style-name="ro1" table:default-cell-style-name="ce3">
              <table:table-cell>
                <text:p><text:span text:style-name="T14">char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16</text:span></text:p>
              </table:table-cell>
              <table:table-cell>
                <text:p><text:span text:style-name="T14">Unicode Zeichen</text:span></text:p>
              </table:table-cell>
            </table:table-row>
            <table:table-row table:style-name="ro1" table:default-cell-style-name="ce3">
              <table:table-cell>
                <text:p><text:span text:style-name="T14">byte</text:span></text:p>
              </table:table-cell>
              <table:table-cell>
                <text:p><text:span text:style-name="T14">1</text:span></text:p>
              </table:table-cell>
              <table:table-cell>
                <text:p><text:span text:style-name="T14">8</text:span></text:p>
              </table:table-cell>
              <table:table-cell>
                <text:p><text:span text:style-name="T13">C#: 0 bis 255 </text:span></text:p>
                <text:p><text:span text:style-name="T15">Java: -128 bis 127</text:span></text:p>
              </table:table-cell>
            </table:table-row>
            <table:table-row table:style-name="ro1" table:default-cell-style-name="ce3">
              <table:table-cell>
                <text:p><text:span text:style-name="T14">short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16</text:span></text:p>
              </table:table-cell>
              <table:table-cell>
                <text:p><text:span text:style-name="T14">-32.768 bis 32.767</text:span></text:p>
              </table:table-cell>
            </table:table-row>
            <table:table-row table:style-name="ro1" table:default-cell-style-name="ce3">
              <table:table-cell>
                <text:p><text:span text:style-name="T14">int</text:span></text:p>
              </table:table-cell>
              <table:table-cell>
                <text:p><text:span text:style-name="T14">4</text:span></text:p>
              </table:table-cell>
              <table:table-cell>
                <text:p><text:span text:style-name="T14">32</text:span></text:p>
              </table:table-cell>
              <table:table-cell>
                <text:p><text:span text:style-name="T14">-2147483648 bis 2147483647</text:span></text:p>
              </table:table-cell>
            </table:table-row>
            <table:table-row table:style-name="ro1" table:default-cell-style-name="ce3">
              <table:table-cell>
                <text:p><text:span text:style-name="T14">long</text:span></text:p>
              </table:table-cell>
              <table:table-cell>
                <text:p><text:span text:style-name="T14">8</text:span></text:p>
              </table:table-cell>
              <table:table-cell>
                <text:p><text:span text:style-name="T14">64</text:span></text:p>
              </table:table-cell>
              <table:table-cell>
                <text:p><text:span text:style-name="T14">-2</text:span><text:span text:style-name="T17">63</text:span><text:span text:style-name="T14"> bis 2</text:span><text:span text:style-name="T18">63</text:span><text:span text:style-name="T14"> - 1</text:span></text:p>
              </table:table-cell>
            </table:table-row>
            <table:table-row table:style-name="ro1" table:default-cell-style-name="ce3">
              <table:table-cell>
                <text:p>float</text:p>
              </table:table-cell>
              <table:table-cell>
                <text:p>4</text:p>
              </table:table-cell>
              <table:table-cell>
                <text:p>32</text:p>
              </table:table-cell>
              <table:table-cell>
                <text:p>+/-1,4E-45 bis +/-3,4E+38</text:p>
              </table:table-cell>
            </table:table-row>
            <table:table-row table:style-name="ro1" table:default-cell-style-name="ce3">
              <table:table-cell>
                <text:p>double</text:p>
              </table:table-cell>
              <table:table-cell>
                <text:p>8</text:p>
              </table:table-cell>
              <table:table-cell>
                <text:p>64</text:p>
              </table:table-cell>
              <table:table-cell>
                <text:p>+/-4,9E-324 bis +/-1,7E+30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1" draw:text-style-name="P8" draw:layer="layout" svg:width="25.199cm" svg:height="17.937cm" svg:x="1.4cm" svg:y="0.837cm" presentation:class="subtitle">
          <draw:text-box>
            <text:p><text:span text:style-name="T19">Zur Verwendung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ekanntmachen der Variablen</text:p>
                <text:p><text:span text:style-name="T6">typ name;</text:span></text:p>
              </text:list-item>
              <text:list-item>
                <text:p><text:span text:style-name="T20">Beispiele:</text:span></text:p>
                <text:p><text:span text:style-name="T6">int age;</text:span></text:p>
                <text:p><text:span text:style-name="T6">char gender;</text:span></text:p>
                <text:p><text:span text:style-name="T21">bool isStudent; (C#)</text:span></text:p>
                <text:p><text:span text:style-name="T22">boolean isStudent; (Jav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ertzuweisu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r Variable einen Wert zuweisen:</text:p>
                <text:p><text:span text:style-name="T6">name = wert;</text:span></text:p>
              </text:list-item>
              <text:list-item>
                <text:p><text:span text:style-name="T20">Die Variable muss deklariert worden sein.</text:span></text:p>
              </text:list-item>
              <text:list-item>
                <text:p><text:span text:style-name="T20">Beispiele:</text:span></text:p>
                <text:p><text:span text:style-name="T6">int age; age = 20;</text:span></text:p>
                <text:p><text:span text:style-name="T6">char gender; gender = 'm';</text:span></text:p>
                <text:p><text:span text:style-name="T6">float balance; balance = 4.2f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klaration + Initialisieru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ert direkt beim deklarieren auch zuweisen:</text:p>
                <text:p><text:span text:style-name="T6">typ name = wert;</text:span></text:p>
              </text:list-item>
              <text:list-item>
                <text:p><text:span text:style-name="T20">Beispiele:</text:span></text:p>
                <text:p><text:span text:style-name="T6">double average = -5.2;</text:span></text:p>
                <text:p><text:span text:style-name="T21">bool isStudent = true; (C#)</text:span></text:p>
                <text:p><text:span text:style-name="T22">boolean isStudent = true; (Java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Konvention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 SOLLTEN Namen sein, aber der Compiler würde es auch sonst kompilieren</text:p>
                <text:list>
                  <text:list-item>
                    <text:p>sinnvolle, ausagekräftige Namen</text:p>
                  </text:list-item>
                  <text:list-item>
                    <text:p>keine Abkürzungen</text:p>
                  </text:list-item>
                  <text:list-item>
                    <text:p>Substantive</text:p>
                  </text:list-item>
                  <text:list-item>
                    <text:p>Nur lateinische Zeichen, Zahlen und _</text:p>
                  </text:list-item>
                  <text:list-item>
                    <text:p>camelCase-Schreibweise</text:p>
                  </text:list-item>
                </text:list>
              </text:list-item>
              <text:list-item>
                <text:p>Gesperrte Namen</text:p>
                <text:list>
                  <text:list-item>
                    <text:p>z.B. <text:span text:style-name="T6">true, false, n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eichenkett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in häufig benötigter Datentyp</text:p>
                <text:p><text:span text:style-name="T21">string (C#)</text:span><text:span text:style-name="T6"> </text:span><text:span text:style-name="T20">bzw.</text:span><text:span text:style-name="T6"> </text:span><text:span text:style-name="T22">String (Java)</text:span></text:p>
              </text:list-item>
              <text:list-item>
                <text:p><text:span text:style-name="T23">Deklaration und Initialisierung</text:span></text:p>
                <text:p><text:span text:style-name="T21">string name = "Douglas Adams"; (C#)</text:span></text:p>
                <text:p><text:span text:style-name="T22">String answer = "42"; (Jav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usgab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nst würde es nachher ziemlich langweilig werden</text:p>
                <text:p><text:span text:style-name="T22">System.out.println(ausgabe);</text:span> bzw.</text:p>
                <text:p><text:span text:style-name="T21">Console.WriteLine(ausgabe);</text:span></text:p>
              </text:list-item>
              <text:list-item>
                <text:p>Beispiele:</text:p>
                <text:p><text:span text:style-name="T22">System.out.println("x ist " + x);</text:span></text:p>
                <text:p><text:span text:style-name="T21">Console.WriteLine("Eine " + "Ausgabe"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rithmeti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ddition +<text:tab/><text:tab/> <text:tab/>Subtraktion -</text:p>
              </text:list-item>
              <text:list-item>
                <text:p>Multiplikation *<text:tab/><text:tab/>Division /</text:p>
              </text:list-item>
              <text:list-item>
                <text:p>Inkrement ++<text:tab/><text:tab/>Dekrement --</text:p>
              </text:list-item>
              <text:list-item>
                <text:p>Modulo %</text:p>
                <text:p/>
              </text:list-item>
              <text:list-item>
                <text:p>Ergebnis kann Variablen zugewiesen werden</text:p>
                <text:p><text:span text:style-name="T6">int result = 5 + 2;</text:span></text:p>
                <text:p><text:span text:style-name="T6">double division = 3.5 / (result - 1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o (Restwertberechnung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as Ergebnis des Modulo ist der Rest der Division:</text:p>
                <text:p><text:span text:style-name="T6">26 / 5 = 5 Rest 1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26 % 5 = 1</text:span></text:p>
                <text:p><text:span text:style-name="T6">30 / 2 = 15 Rest 0</text:span><text:span text:style-name="T6"><text:tab/></text:span><text:span text:style-name="T6"><text:tab/></text:span><text:span text:style-name="T6">=&gt;</text:span><text:span text:style-name="T6"><text:tab/></text:span><text:span text:style-name="T6"><text:tab/></text:span><text:span text:style-name="T6">30 % 2 =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- bzw. Dekre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rhöht bzw. Erniedrigt den Wert einer Variable</text:p>
                <text:p><text:span text:style-name="T6">int x = 42;</text:span></text:p>
                <text:p><text:span text:style-name="T6">x++;</text:span></text:p>
              </text:list-item>
              <text:list-item>
                <text:p><text:span text:style-name="T20">Post- bzw. Präinkrement sind zu beachten</text:span></text:p>
                <text:p><text:span text:style-name="T6">int x = 23; </text:span></text:p>
                <text:p><text:span text:style-name="T6">Console.WriteLine(++x);</text:span></text:p>
                <text:p><text:span text:style-name="T6">int y = 23;</text:span></text:p>
                <text:p><text:span text:style-name="T6">Console.WriteLine(y++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20">z beinhaltete welchen Wert?</text:span></text:p>
              </text:list-item>
            </text:list>
          </draw:text-box>
        </draw:frame>
        <draw:frame draw:style-name="gr3" draw:text-style-name="P10" draw:id="id1" draw:layer="layout" svg:width="4.5cm" svg:height="1.517cm" svg:x="19.6cm" svg:y="14.744cm">
          <draw:text-box>
            <text:p><text:span text:style-name="T24">z = 3.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plizite Konvertierunge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Variablenwerte können umgewandelt werden (explizites "casten")</text:p>
                <text:p><text:span text:style-name="T6">int x = 42;</text:span></text:p>
                <text:p><text:span text:style-name="T6">short y = (short)x;</text:span></text:p>
                <text:p><text:span text:style-name="T6"/></text:p>
                <text:p><text:span text:style-name="T6">double a = 512.6;</text:span></text:p>
                <text:p><text:span text:style-name="T6">int b = (int)a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mplizite Konvertierunge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inige Typen können in andere ohne Probleme umgewandelt werden</text:p>
                <text:p><text:span text:style-name="T6">byte → short → int → long → float → double</text:span></text:p>
                <text:p/>
                <text:p><text:span text:style-name="T6">int x = 42;</text:span></text:p>
                <text:p><text:span text:style-name="T6">float y = x;</text:span> </text:p>
                <text:p>ist äquivalent zu: </text:p>
                <text:p><text:span text:style-name="T6">float y = (float)x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Zurück zum Divisionsproblem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int x, y;</text:span></text:p>
                <text:p><text:span text:style-name="T6">x = 7;</text:span></text:p>
                <text:p><text:span text:style-name="T6">y = 2;</text:span></text:p>
                <text:p><text:span text:style-name="T6">double z = x / y;</text:span></text:p>
                <text:p><text:span text:style-name="T6"/></text:p>
              </text:list-header>
              <text:list-item>
                <text:p><text:span text:style-name="T20">Bei Rechnungen wird in den bestmöglichen Typ gecastet</text:span></text:p>
                <text:p><text:span text:style-name="T6">byte → short → int → long → float → dou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32">
        <office:forms form:automatic-focus="false" form:apply-design-mode="false"/>
        <draw:frame presentation:style-name="pr1" draw:text-style-name="P11" draw:layer="layout" svg:width="25.199cm" svg:height="17.937cm" svg:x="1.4cm" svg:y="0.837cm" presentation:class="subtitle">
          <draw:text-box>
            <text:p><text:span text:style-name="T1">Demonstration I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2010000043D00000357DAD75F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 draw:fill-color="#e6e6e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e6e6e6" draw:fill-image-name="backgroun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6e6e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im Roes</meta:initial-creator>
    <meta:creation-date>2011-02-19T20:34:42</meta:creation-date>
    <dc:date>2011-03-08T11:20:53</dc:date>
    <dc:creator>Tim Roes</dc:creator>
    <meta:editing-duration>PT06H45M18S</meta:editing-duration>
    <meta:editing-cycles>44</meta:editing-cycles>
    <meta:generator>OpenOffice.org/3.2$Unix OpenOffice.org_project/320m19$Build-9505</meta:generator>
    <meta:document-statistic meta:object-count="135"/>
  </office:meta>
</office:document-meta>
</file>